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4192CF1F676D0B6.png" manifest:media-type="image/png"/>
  <manifest:file-entry manifest:full-path="Pictures/100000000000078000000438532E7F054C4DBAC9.png" manifest:media-type="image/png"/>
  <manifest:file-entry manifest:full-path="Pictures/100000000000078000000438D62DCC059135C4DA.png" manifest:media-type="image/png"/>
  <manifest:file-entry manifest:full-path="Pictures/1000000000000780000004383CF685D032625D7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25.7cm" svg:height="14.633cm" draw:z-index="0"><draw:image xlink:href="Pictures/100000000000078000000438D62DCC059135C4DA.png" xlink:type="simple" xlink:show="embed" xlink:actuate="onLoad"/></draw:frame></text:p>
      <text:p text:style-name="P1"><draw:frame draw:style-name="fr1" draw:name="Bild2" text:anchor-type="paragraph" svg:width="25.7cm" svg:height="14.633cm" draw:z-index="1"><draw:image xlink:href="Pictures/1000000000000780000004383CF685D032625D7E.png" xlink:type="simple" xlink:show="embed" xlink:actuate="onLoad"/></draw:frame></text:p>
      <text:p text:style-name="P1"><draw:frame draw:style-name="fr1" draw:name="Bild3" text:anchor-type="paragraph" svg:width="25.7cm" svg:height="14.633cm" draw:z-index="2"><draw:image xlink:href="Pictures/100000000000078000000438532E7F054C4DBAC9.png" xlink:type="simple" xlink:show="embed" xlink:actuate="onLoad"/></draw:frame></text:p>
      <text:p text:style-name="P1"><draw:frame draw:style-name="fr1" draw:name="Bild4" text:anchor-type="paragraph" svg:width="25.7cm" svg:height="14.633cm" draw:z-index="3"><draw:image xlink:href="Pictures/100000000000078000000438E4192CF1F676D0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37:27.103275488</meta:creation-date>
    <meta:generator>LibreOffice/5.1.6.2$Linux_X86_64 LibreOffice_project/10m0$Build-2</meta:generator>
    <dc:date>2019-09-11T14:38:55.929431864</dc:date>
    <meta:editing-duration>PT1M29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